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2" style:master-page-name="MP0" style:family="paragraph">
      <style:paragraph-properties fo:break-before="page"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P7" style:parent-style-name="Normal" style:family="paragraph">
      <style:text-properties style:font-name="Times New Roman" fo:font-size="12pt" style:font-size-asian="12pt" style:font-size-complex="12pt"/>
    </style:style>
    <style:style style:name="P8" style:parent-style-name="Normal" style:family="paragraph">
      <style:text-properties style:font-name="Times New Roman" fo:font-size="12pt" style:font-size-asian="12pt" style:font-size-complex="12pt"/>
    </style:style>
    <style:style style:name="P9" style:parent-style-name="Normal" style:family="paragraph">
      <style:text-properties style:font-name="Times New Roman" fo:font-size="12pt" style:font-size-asian="12pt" style:font-size-complex="12pt"/>
    </style:style>
    <style:style style:name="P10" style:parent-style-name="Normal" style:family="paragraph">
      <style:text-properties style:font-name="Times New Roman" fo:font-size="12pt" style:font-size-asian="12pt" style:font-size-complex="12pt"/>
    </style:style>
    <style:style style:name="P11" style:parent-style-name="Normal" style:family="paragraph">
      <style:text-properties style:font-name="Times New Roman" fo:font-size="12pt" style:font-size-asian="12pt" style:font-size-complex="12pt"/>
    </style:style>
    <style:style style:name="P12" style:parent-style-name="Normal" style:family="paragraph">
      <style:text-properties style:font-name="Times New Roman" fo:font-size="12pt" style:font-size-asian="12pt" style:font-size-complex="12pt"/>
    </style:style>
    <style:style style:name="P13" style:parent-style-name="Normal" style:family="paragraph">
      <style:text-properties style:font-name="Times New Roman" fo:font-size="12pt" style:font-size-asian="12pt" style:font-size-complex="12pt"/>
    </style:style>
    <style:style style:name="P14" style:parent-style-name="Normal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text-properties style:font-name="Times New Roman" fo:font-size="12pt" style:font-size-asian="12pt" style:font-size-complex="12pt"/>
    </style:style>
    <style:style style:name="P16" style:parent-style-name="ListParagraph" style:list-style-name="LFO1" style:family="paragraph">
      <style:text-properties style:font-name="Times New Roman" fo:font-size="12pt" style:font-size-asian="12pt" style:font-size-complex="12pt"/>
    </style:style>
    <style:style style:name="P17" style:parent-style-name="Normal" style:family="paragraph">
      <style:text-properties style:font-name="Times New Roman" fo:font-size="12pt" style:font-size-asian="12pt" style:font-size-complex="12pt"/>
    </style:style>
    <style:style style:name="P18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19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0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1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2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5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6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7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8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29" style:parent-style-name="Heading2" style:family="paragraph">
      <style:paragraph-properties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margin-left="0.25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35" style:parent-style-name="Normal" style:family="paragraph">
      <style:paragraph-properties fo:margin-left="1.5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36" style:parent-style-name="Normal" style:family="paragraph">
      <style:paragraph-properties fo:margin-left="1.5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37" style:parent-style-name="Normal" style:family="paragraph">
      <style:paragraph-properties fo:margin-left="1in" fo:text-indent="0.5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38" style:parent-style-name="Normal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39" style:parent-style-name="ListParagraph" style:family="paragraph">
      <style:paragraph-properties fo:margin-left="1.25in">
        <style:tab-stops/>
      </style:paragraph-properties>
      <style:text-properties style:font-name="Times New Roman" fo:font-size="12pt" style:font-size-asian="12pt" style:font-size-complex="12pt" fo:language="it" fo:country="IT"/>
    </style:style>
    <style:style style:name="P40" style:parent-style-name="ListParagraph" style:list-style-name="LFO3" style:family="paragraph">
      <style:text-properties style:font-name="Times New Roman" fo:font-size="12pt" style:font-size-asian="12pt" style:font-size-complex="12pt"/>
    </style:style>
    <style:style style:name="P4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size="12pt" style:font-size-asian="12pt" style:font-size-complex="12pt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P54" style:parent-style-name="Normal" style:family="paragraph">
      <style:text-properties style:font-name="Times New Roman" fo:font-size="12pt" style:font-size-asian="12pt" style:font-size-complex="12pt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P60" style:parent-style-name="Heading2" style:family="paragraph">
      <style:paragraph-properties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P67" style:parent-style-name="Normal" style:family="paragraph">
      <style:text-properties style:font-name="Times New Roman" fo:font-size="12pt" style:font-size-asian="12pt" style:font-size-complex="12pt"/>
    </style:style>
    <style:style style:name="P68" style:parent-style-name="Normal" style:family="paragraph">
      <style:text-properties style:font-name="Times New Roman" fo:font-size="12pt" style:font-size-asian="12pt" style:font-size-complex="12pt"/>
    </style:style>
    <style:style style:name="P69" style:parent-style-name="Normal" style:family="paragraph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P73" style:parent-style-name="Normal" style:family="paragraph">
      <style:text-properties style:font-name="Times New Roman" fo:font-size="12pt" style:font-size-asian="12pt" style:font-size-complex="12pt"/>
    </style:style>
    <style:style style:name="P74" style:parent-style-name="Normal" style:family="paragraph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text-properties style:font-name="Times New Roman" fo:font-size="12pt" style:font-size-asian="12pt" style:font-size-complex="12pt"/>
    </style:style>
    <style:style style:name="P77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78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79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80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81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82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83" style:parent-style-name="ListParagraph" style:list-style-name="LFO2" style:family="paragraph">
      <style:text-properties style:font-name="Times New Roman" fo:font-size="12pt" style:font-size-asian="12pt" style:font-size-complex="12pt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P8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86" style:parent-style-name="Heading2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" style:parent-style-name="Heading2" style:family="paragraph">
      <style:paragraph-properties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0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1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93" style:family="table-column">
      <style:table-column-properties style:column-width="1.452in"/>
    </style:style>
    <style:style style:name="Table92" style:family="table">
      <style:table-properties style:width="1.452in" fo:margin-left="0in" table:align="left"/>
    </style:style>
    <style:style style:name="TableRow94" style:family="table-row">
      <style:table-row-properties style:min-row-height="0.9777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it" fo:country="IT"/>
    </style:style>
    <style:style style:name="P9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text:display="none"/>
    </style:style>
    <style:style style:name="TableColumn101" style:family="table-column">
      <style:table-column-properties style:column-width="2.1583in"/>
    </style:style>
    <style:style style:name="Table100" style:family="table">
      <style:table-properties style:width="2.1583in" fo:margin-left="0in" table:align="left"/>
    </style:style>
    <style:style style:name="TableRow102" style:family="table-row">
      <style:table-row-properties style:min-row-height="1.0763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fo:font-weight="bold" style:font-weight-asian="bold" style:font-weight-complex="bold" fo:language="it" fo:country="IT"/>
    </style:style>
    <style:style style:name="P105" style:parent-style-name="Normal" style:family="paragraph">
      <style:text-properties fo:font-weight="bold" style:font-weight-asian="bold" style:font-weight-complex="bold" fo:language="it" fo:country="IT"/>
    </style:style>
    <style:style style:name="P106" style:parent-style-name="Normal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it" fo:country="IT"/>
    </style:style>
    <style:style style:name="T10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ableColumn119" style:family="table-column">
      <style:table-column-properties style:column-width="1.6701in"/>
    </style:style>
    <style:style style:name="Table118" style:family="table">
      <style:table-properties style:width="1.6701in" fo:margin-left="0in" table:align="left"/>
    </style:style>
    <style:style style:name="TableRow120" style:family="table-row">
      <style:table-row-properties style:min-row-height="0.7979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 fo:language="de" fo:country="DE"/>
    </style:style>
    <style:style style:name="T126" style:parent-style-name="DefaultParagraphFont" style:family="text">
      <style:text-properties fo:font-weight="bold" style:font-weight-asian="bold" style:font-weight-complex="bold" fo:language="de" fo:country="DE"/>
    </style:style>
    <style:style style:name="TableColumn128" style:family="table-column">
      <style:table-column-properties style:column-width="1.6701in"/>
    </style:style>
    <style:style style:name="Table127" style:family="table">
      <style:table-properties style:width="1.6701in" fo:margin-left="2.7631in" table:align="left"/>
    </style:style>
    <style:style style:name="TableRow129" style:family="table-row">
      <style:table-row-properties style:min-row-height="1.1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Column137" style:family="table-column">
      <style:table-column-properties style:column-width="1.643in"/>
    </style:style>
    <style:style style:name="Table136" style:family="table">
      <style:table-properties style:width="1.643in" fo:margin-left="0in" table:align="left"/>
    </style:style>
    <style:style style:name="TableRow138" style:family="table-row">
      <style:table-row-properties style:min-row-height="0.893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paragraph-properties fo:margin-left="5in">
        <style:tab-stops/>
      </style:paragraph-properties>
      <style:text-properties fo:font-weight="bold" style:font-weight-asian="bold" style:font-weight-complex="bold"/>
    </style:style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family="paragraph">
      <style:text-properties fo:font-weight="bold" style:font-weight-asian="bold" style:font-weight-complex="bold"/>
    </style:style>
    <style:style style:name="P145" style:parent-style-name="Normal" style:family="paragraph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TableColumn148" style:family="table-column">
      <style:table-column-properties style:column-width="1.575in"/>
    </style:style>
    <style:style style:name="Table147" style:family="table">
      <style:table-properties style:width="1.575in" fo:margin-left="2.6715in" table:align="left"/>
    </style:style>
    <style:style style:name="TableRow149" style:family="table-row">
      <style:table-row-properties style:min-row-height="1.0763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Normal" style:family="paragraph">
      <style:text-properties fo:font-weight="bold" style:font-weight-asian="bold" style:font-weight-complex="bold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P155" style:parent-style-name="Normal" style:family="paragraph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ListParagraph" style:list-style-name="LFO2" style:family="paragraph">
      <style:text-properties fo:font-weight="bold" style:font-weight-asian="bold" style:font-weight-complex="bold"/>
    </style:style>
    <style:style style:name="P158" style:parent-style-name="ListParagraph" style:list-style-name="LFO2" style:family="paragraph">
      <style:text-properties fo:font-weight="bold" style:font-weight-asian="bold" style:font-weight-complex="bold"/>
    </style:style>
    <style:style style:name="P159" style:parent-style-name="ListParagraph" style:list-style-name="LFO2" style:family="paragraph">
      <style:text-properties fo:font-weight="bold" style:font-weight-asian="bold" style:font-weight-complex="bold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P161" style:parent-style-name="Normal" style:family="paragraph">
      <style:text-properties fo:font-weight="bold" style:font-weight-asian="bold" style:font-weight-complex="bold"/>
    </style:style>
    <style:style style:name="P162" style:parent-style-name="Heading2" style:family="paragraph">
      <style:paragraph-properties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1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family="paragraph">
      <style:text-properties style:font-name="Times New Roman" fo:font-size="12pt" style:font-size-asian="12pt" style:font-size-complex="12pt"/>
    </style:style>
    <style:style style:name="P16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172" style:family="table-column">
      <style:table-column-properties style:column-width="5.993in"/>
    </style:style>
    <style:style style:name="Table171" style:family="table">
      <style:table-properties style:width="5.993in" fo:margin-left="0.0083in" table:align="left"/>
    </style:style>
    <style:style style:name="TableRow173" style:family="table-row">
      <style:table-row-properties style:min-row-height="0.8569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178" style:family="table-column">
      <style:table-column-properties style:column-width="1.3097in"/>
    </style:style>
    <style:style style:name="TableColumn179" style:family="table-column">
      <style:table-column-properties style:column-width="2.8812in"/>
    </style:style>
    <style:style style:name="TableColumn180" style:family="table-column">
      <style:table-column-properties style:column-width="1.7736in"/>
    </style:style>
    <style:style style:name="Table177" style:family="table">
      <style:table-properties style:width="5.9645in" fo:margin-left="0.0319in" table:align="left"/>
    </style:style>
    <style:style style:name="TableRow181" style:family="table-row">
      <style:table-row-properties style:min-row-height="3.9847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5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99" style:parent-style-name="Normal" style:family="paragraph">
      <style:text-properties style:font-name="Times New Roman" fo:font-size="12pt" style:font-size-asian="12pt" style:font-size-complex="12pt"/>
    </style:style>
    <style:style style:name="TableColumn201" style:family="table-column">
      <style:table-column-properties style:column-width="5.952in"/>
    </style:style>
    <style:style style:name="Table200" style:family="table">
      <style:table-properties style:width="5.952in" fo:margin-left="0.0444in" table:align="left"/>
    </style:style>
    <style:style style:name="TableRow202" style:family="table-row">
      <style:table-row-properties style:min-row-height="1.2381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05" style:parent-style-name="Normal" style:family="paragraph">
      <style:text-properties style:font-name="Times New Roman" fo:font-size="12pt" style:font-size-asian="12pt" style:font-size-complex="12pt"/>
    </style:style>
    <style:style style:name="P206" style:parent-style-name="Normal" style:family="paragraph">
      <style:text-properties style:font-name="Times New Roman" fo:font-size="12pt" style:font-size-asian="12pt" style:font-size-complex="12pt"/>
    </style:style>
    <style:style style:name="P207" style:parent-style-name="Heading2" style:family="paragraph">
      <style:paragraph-properties fo:margin-left="0.5in" fo:text-indent="0.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P212" style:parent-style-name="Normal" style:family="paragraph">
      <style:text-properties fo:font-weight="bold" style:font-weight-asian="bold" style:font-weight-complex="bold"/>
    </style:style>
    <style:style style:name="P213" style:parent-style-name="Normal" style:family="paragraph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family="paragraph">
      <style:text-properties style:font-name="Times New Roman" fo:font-size="12pt" style:font-size-asian="12pt" style:font-size-complex="12pt"/>
    </style:style>
    <style:style style:family="graphic" style:name="a20">
      <style:graphic-properties style:wrap="run-through" style:run-through="foreground" draw:fill="none" draw:stroke="solid" svg:stroke-width="0.00694in" svg:stroke-color="#156082" draw:marker-start="a18" draw:marker-end="a19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0694in" svg:stroke-color="#156082" draw:marker-start="a21" draw:marker-end="a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.00694in" svg:stroke-color="#156082" draw:marker-start="a2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156082" draw:marker-start="a9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156082" draw:marker-start="a12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156082" draw:marker-start="a15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156082" draw:marker-start="a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156082" draw:marker-start="a3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156082" draw:marker-start="a6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none" draw:stroke="solid" svg:stroke-width="0.00694in" svg:stroke-color="#156082" draw:marker-start="a28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0694in" svg:stroke-color="#156082" draw:marker-start="a31" draw:marker-end="a32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Tours of Dublin – Liam Bennett (ID E10952736)</text:h>
      <text:h text:style-name="Heading2" text:outline-level="2"><text:tab/><text:tab/><text:tab/><text:span text:style-name="T2">Planning Analysis Sheet-1</text:span></text:h>
      <text:p text:style-name="P3">Goal:</text:p>
      <text:p text:style-name="P4">The goal of the website is to outline five walking tours of Dublin. With each tour, animate the list of streets one by one, show the availability of the<text:s/>tour, book the tour, tick off the route as it is completed and finally for the customer to be able to rate the tour they have just completed.</text:p>
      <text:p text:style-name="Normal"><text:span text:style-name="T5">Working Titles</text:span><text:span text:style-name="T6">:</text:span></text:p>
      <text:p text:style-name="P7">Index.html:<text:tab/>Represents the main page outlining the five tour options available.</text:p>
      <text:p text:style-name="P8">Portobello.html: Outlines the tour of Portobello, showing the route taken and the sights.</text:p>
      <text:p text:style-name="P9">Rathgar.html:<text:tab/>Outlines the tour of Rathgar, showing the route taken and the sights.</text:p>
      <text:p text:style-name="P10">Sandymount.html: Outlines the tour of Sandymount, showing the route taken and the sights.</text:p>
      <text:p text:style-name="P11">Rathmines.html: Outlines the tour of Rathmines, showing the route taken and the sights.</text:p>
      <text:p text:style-name="P12">Harold’s Cross: Outlines the tour of Harold’s Cross, showing the route taken and the sights.</text:p>
      <text:p text:style-name="P13">Main.css:<text:tab/>The CSS file for the above index.html file.</text:p>
      <text:p text:style-name="P14">Main1.css:<text:tab/>The CSS file for the five tour HTML pages.</text:p>
      <text:p text:style-name="P15">Data.js:<text:tab/>- <text:s text:c="4"/>holds the data in relation to the available dates and places for the tours.<text:tab/></text:p>
      <text:list text:style-name="LFO1" text:continue-numbering="true">
        <text:list-item>
          <text:p text:style-name="P16">The java Script file that holds the object data relating to the 5 tour HTML files.</text:p>
        </text:list-item>
      </text:list>
      <text:p text:style-name="P17">dataExtraction.js:<text:s/></text:p>
      <text:list text:style-name="LFO2" text:continue-numbering="true">
        <text:list-item>
          <text:p text:style-name="P18">Is the java Script file<text:s/>containing the various js files <text:s/>used for extracting the data for the HTML files:</text:p>
        </text:list-item>
        <text:list-item>
          <text:p text:style-name="P19">Extracts the title of each tour</text:p>
        </text:list-item>
        <text:list-item>
          <text:p text:style-name="P20">Extracts the routes and route descriptions of each tour</text:p>
        </text:list-item>
        <text:list-item>
          <text:p text:style-name="P21">Loads each route to the webpage one by one</text:p>
        </text:list-item>
        <text:list-item>
          <text:p text:style-name="P22">Provides each route with a tick box and allows for each route to be ticked off and crossed out when completed.</text:p>
        </text:list-item>
      </text:list>
      <text:p text:style-name="P23">response.js:<text:tab/>This java Script file holds the various responses to the customer.</text:p>
      <text:list text:style-name="LFO2" text:continue-numbering="true">
        <text:list-item>
          <text:p text:style-name="P24">Shows when the tour is available next throughout the next month(August).</text:p>
        </text:list-item>
        <text:list-item>
          <text:p text:style-name="P25">Allows the customer to book a<text:s/>guided tour, checking if it is a valid date and there is available places</text:p>
        </text:list-item>
        <text:list-item>
          <text:p text:style-name="P26">Checks that there is valid input from customers</text:p>
        </text:list-item>
        <text:list-item>
          <text:p text:style-name="P27">Allows the customer to provide a rating and acknowledges the rating when submitted</text:p>
        </text:list-item>
        <text:list-item>
          <text:p text:style-name="P28"/>
        </text:list-item>
      </text:list>
      <text:soft-page-break/>
      <text:h text:style-name="P29" text:outline-level="2">Tours of Dublin – Liam Bennett (ID E10952736)</text:h>
      <text:h text:style-name="Heading2" text:outline-level="2"><text:tab/><text:tab/><text:tab/><text:span text:style-name="T30">Planning Analysis Sheet-2</text:span></text:h>
      <text:p text:style-name="P31"/>
      <text:p text:style-name="Normal"><text:span text:style-name="T32">List of Sources</text:span><text:span text:style-name="T33">:</text:span></text:p>
      <text:p text:style-name="P34">1.Wikipedia<text:tab/>Portobello<text:tab/>en.wikipedia.org/wiki/portobello<text:tab/></text:p>
      <text:p text:style-name="P35">Rathgar<text:tab/>en.wikipedia.org/wiki/rathgar</text:p>
      <text:p text:style-name="P36">Sandymount<text:tab/>en.wikipedia.org/wiki/sandymount</text:p>
      <text:p text:style-name="P37">Rathmines<text:tab/>en.wikipedia.org/wiki/Rathmines</text:p>
      <text:p text:style-name="P38"><text:s text:c="12"/>Harold’s Cross en.wikipedia.org/wiki/harold’s cross</text:p>
      <text:p text:style-name="P39"/>
      <text:list text:style-name="LFO3" text:continue-numbering="true">
        <text:list-item>
          <text:p text:style-name="P40">Dublin City Council Website<text:tab/>www.dublincity.ie/council/council-explained/your_area/south-east-area/south-east-area-walking-trails-maps-guides.</text:p>
        </text:list-item>
      </text:list>
      <text:p text:style-name="P41"/>
      <text:p text:style-name="Normal"/>
      <text:p text:style-name="Normal"><text:span text:style-name="T42">Folders Used</text:span><text:span text:style-name="T43">: <text:s text:c="18"/>ModuleB_project</text:span></text:p>
      <text:p text:style-name="P44">Javacript_Project<text:tab/>Documents<text:tab/><text:tab/><text:tab/>Planning Analysis Sheet</text:p>
      <text:p text:style-name="P45"/>
      <text:p text:style-name="P46"><text:tab/>Main<text:tab/><text:tab/>Subfolders<text:tab/><text:tab/><text:tab/>index.html</text:p>
      <text:p text:style-name="P47"><text:tab/><text:tab/><text:tab/><text:tab/><text:tab/><text:tab/><text:tab/>portobello,html</text:p>
      <text:p text:style-name="P48"><text:tab/><text:tab/><text:tab/><text:tab/><text:tab/><text:tab/><text:tab/>rathgar.html</text:p>
      <text:p text:style-name="P49"><text:tab/><text:tab/><text:tab/><text:tab/><text:tab/><text:tab/><text:tab/>sandymount.html</text:p>
      <text:p text:style-name="P50"><text:tab/><text:tab/><text:tab/><text:tab/><text:tab/><text:tab/><text:tab/>rathmines.html</text:p>
      <text:p text:style-name="P51"><text:tab/><text:tab/><text:tab/><text:tab/><text:tab/><text:tab/><text:tab/>marold.html</text:p>
      <text:p text:style-name="P52"><text:tab/><text:tab/><text:tab/>css<text:tab/><text:tab/><text:tab/><text:tab/>main.css.</text:p>
      <text:p text:style-name="P53"><text:tab/><text:tab/><text:tab/><text:tab/><text:tab/><text:tab/><text:tab/>main1.css</text:p>
      <text:p text:style-name="P54"><text:tab/><text:tab/><text:tab/>javascript<text:tab/><text:tab/><text:tab/>data.js</text:p>
      <text:p text:style-name="P55"><text:tab/><text:tab/><text:tab/><text:tab/><text:tab/><text:tab/><text:tab/>dataExtraction.js</text:p>
      <text:p text:style-name="P56"><text:tab/><text:tab/><text:tab/><text:tab/><text:tab/><text:tab/><text:tab/>resources.js</text:p>
      <text:p text:style-name="P57"><text:tab/><text:tab/><text:tab/>images<text:tab/><text:tab/><text:tab/><text:tab/>maprathgar1.jpg</text:p>
      <text:p text:style-name="P58"><text:tab/><text:tab/><text:tab/><text:tab/><text:tab/><text:tab/><text:tab/>portbello.jpg</text:p>
      <text:p text:style-name="P59"><text:tab/><text:tab/><text:tab/><text:tab/><text:tab/><text:tab/><text:tab/>rathmines.jpg</text:p>
      <text:soft-page-break/>
      <text:h text:style-name="P60" text:outline-level="2">Tours of Dublin – Liam Bennett (ID E10952736)</text:h>
      <text:p text:style-name="Normal"/>
      <text:h text:style-name="Heading2" text:outline-level="2"><text:tab/><text:tab/><text:tab/><text:span text:style-name="T61">Planning Analysis Sheet-3</text:span></text:h>
      <text:p text:style-name="P62"/>
      <text:p text:style-name="Normal"><text:span text:style-name="T63">Folders Used</text:span><text:span text:style-name="T64">: cont. <text:s text:c="17"/></text:span><text:span text:style-name="T65"><text:tab/>Subfolders</text:span><text:span text:style-name="T66"><text:tab/></text:span></text:p>
      <text:p text:style-name="P67"><text:tab/><text:tab/><text:tab/><text:tab/>Images<text:tab/><text:tab/><text:tab/>harolds_cross.jpg</text:p>
      <text:p text:style-name="P68"><text:tab/><text:tab/><text:tab/><text:tab/><text:tab/><text:tab/><text:tab/>sandymount.jpg</text:p>
      <text:p text:style-name="P69"><text:tab/><text:tab/><text:tab/><text:tab/><text:tab/><text:tab/><text:tab/>rathgar1.jpg</text:p>
      <text:p text:style-name="P70"><text:tab/><text:tab/><text:tab/><text:tab/><text:tab/><text:tab/><text:tab/>mapharoldscross.png</text:p>
      <text:p text:style-name="P71"><text:tab/><text:tab/><text:tab/><text:tab/><text:tab/><text:tab/><text:tab/>mapportobello.jpg</text:p>
      <text:p text:style-name="P72"><text:tab/><text:tab/><text:tab/><text:tab/><text:tab/><text:tab/><text:tab/>maprathmines.jpg</text:p>
      <text:p text:style-name="P73"><text:tab/><text:tab/><text:tab/><text:tab/><text:tab/><text:tab/><text:tab/>mapsandymount.png</text:p>
      <text:p text:style-name="P74"><text:tab/></text:p>
      <text:p text:style-name="P75">Interactive Elements of Website:<text:tab/></text:p>
      <text:p text:style-name="P76">Each tour has the following interactive elements:</text:p>
      <text:list text:style-name="LFO2" text:continue-numbering="true">
        <text:list-item>
          <text:p text:style-name="P77">Each tour page title and routes are populated from the dataExtraction.js file.</text:p>
        </text:list-item>
        <text:list-item>
          <text:p text:style-name="P78">Each street is displayed with a half second delay for effect</text:p>
        </text:list-item>
        <text:list-item>
          <text:p text:style-name="P79">Each street can be crossed off the list when visited</text:p>
        </text:list-item>
        <text:list-item>
          <text:p text:style-name="P80">The tour availability can be displayed at the click of a button</text:p>
        </text:list-item>
        <text:list-item>
          <text:p text:style-name="P81">The map image of each tour can be enlarged for easier viewing</text:p>
        </text:list-item>
        <text:list-item>
          <text:p text:style-name="P82">Tours can<text:s/>be booked with the javascript file resources.js checking for valid dates and place availability before booking is allowed</text:p>
        </text:list-item>
        <text:list-item>
          <text:p text:style-name="P83">A rating of the tour may be submitted after the event</text:p>
        </text:list-item>
      </text:list>
      <text:p text:style-name="P84"/>
      <text:p text:style-name="P85"><text:tab/><text:tab/><text:tab/><text:tab/><text:tab/><text:tab/><text:tab/><text:tab/></text:p>
      <text:h text:style-name="P86" text:outline-level="2"/>
      <text:p text:style-name="Normal"/>
      <text:p text:style-name="Normal"/>
      <text:p text:style-name="Normal"/>
      <text:p text:style-name="Normal"/>
      <text:p text:style-name="P87"/>
      <text:soft-page-break/>
      <text:h text:style-name="P88" text:outline-level="2">Tours of Dublin – Liam Bennett (ID E10952736)</text:h>
      <text:h text:style-name="Heading2" text:outline-level="2"><text:tab/><text:tab/><text:tab/><text:span text:style-name="T89">Planning Analysis Sheet-4</text:span></text:h>
      <text:p text:style-name="P90">Site Plan – Tours of Dublin:</text:p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/>
            <text:p text:style-name="P97">MAIN HOME SCREEN</text:p>
            <text:p text:style-name="P98">(index.html)</text:p>
          </table:table-cell>
        </table:table-row>
      </table:table>
      <text:p text:style-name="P99"/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Portobello Tour Screen</text:p>
            <text:p text:style-name="P105">(portobello.html)</text:p>
          </table:table-cell>
        </table:table-row>
      </table:table>
      <text:p text:style-name="P106"/>
      <text:p text:style-name="Normal"><text:span text:style-name="T107"><draw:connector draw:type="line" svg:x1="1.47083in" svg:y1="0.23056in" svg:x2="2.275in" svg:y2="0.08889in" draw:z-index="251670528" draw:id="id0" draw:style-name="a2" draw:name="Straight Arrow Connector 1" text:anchor-type="paragraph"><svg:title/><svg:desc/></draw:connector></text:span></text:p>
      <text:p text:style-name="Normal"><text:span text:style-name="T108"><draw:connector draw:type="line" svg:x1="3.4875in" svg:y1="0.25417in" svg:x2="5.35833in" svg:y2="1.27917in" draw:z-index="251661312" draw:id="id1" draw:style-name="a5" draw:name="Straight Arrow Connector 2" text:anchor-type="paragraph"><svg:title/><svg:desc/></draw:connector></text:span><text:span text:style-name="T109"><draw:connector draw:type="line" svg:x1="0.7in" svg:y1="0.37917in" svg:x2="2.70833in" svg:y2="4.57917in" draw:z-index="251662336" draw:id="id2" draw:style-name="a8" draw:name="Straight Arrow Connector 2" text:anchor-type="paragraph"><svg:title/><svg:desc/></draw:connector></text:span><text:span text:style-name="T110"><draw:connector draw:type="line" svg:x1="1.075in" svg:y1="0.42083in" svg:x2="2.77431in" svg:y2="3.02083in" draw:z-index="251660288" draw:id="id3" draw:style-name="a11" draw:name="Straight Arrow Connector 2" text:anchor-type="paragraph"><svg:title/><svg:desc/></draw:connector></text:span><text:span text:style-name="T111"><draw:connector draw:type="line" svg:x1="1.31667in" svg:y1="0.4125in" svg:x2="2.79167in" svg:y2="1.4625in" draw:z-index="251659264" draw:id="id4" draw:style-name="a14" draw:name="Straight Arrow Connector 2" text:anchor-type="paragraph"><svg:title/><svg:desc/></draw:connector></text:span><text:span text:style-name="T112"><draw:connector draw:type="line" svg:x1="6.16667in" svg:y1="1.1625in" svg:x2="5.90833in" svg:y2="0.5625in" draw:z-index="251666432" draw:id="id5" draw:style-name="a17" draw:name="Straight Arrow Connector 2" text:anchor-type="paragraph"><svg:title/><svg:desc/></draw:connector></text:span><text:span text:style-name="T113"><draw:connector draw:type="line" svg:x1="0.35417in" svg:y1="0.42083in" svg:x2="0.275in" svg:y2="1.02083in" draw:z-index="251665408" draw:id="id6" draw:style-name="a20" draw:name="Straight Arrow Connector 2" text:anchor-type="paragraph"><svg:title/><svg:desc/></draw:connector></text:span><text:span text:style-name="T114"><draw:connector draw:type="line" svg:x1="1.44167in" svg:y1="0.32083in" svg:x2="4.04167in" svg:y2="0.4375in" draw:z-index="251664384" draw:id="id7" draw:style-name="a23" draw:name="Straight Arrow Connector 2" text:anchor-type="paragraph"><svg:title/><svg:desc/></draw:connector></text:span><text:span text:style-name="T115"><text:tab/></text:span><text:span text:style-name="T116"><text:tab/></text:span><text:span text:style-name="T117"><text:tab/></text:span></text:p>
      <text:p text:style-name="Normal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Rathgar Tour Screen</text:p>
            <text:p text:style-name="P123">(sandymount.html)</text:p>
          </table:table-cell>
        </table:table-row>
      </table:table>
      <text:p text:style-name="Normal"><text:span text:style-name="T124"><draw:connector draw:type="line" svg:x1="4.4in" svg:y1="0.86111in" svg:x2="5.33681in" svg:y2="0.91042in" draw:z-index="251667456" draw:id="id8" draw:style-name="a26" draw:name="Straight Arrow Connector 2" text:anchor-type="paragraph"><svg:title/><svg:desc/></draw:connector></text:span><text:span text:style-name="T125"><draw:frame draw:z-index="251663360" draw:id="id9" draw:style-name="a27" draw:name="Text Box 2" text:anchor-type="paragraph" svg:x="5.38056in" svg:y="0.14444in" svg:width="1.46389in" svg:height="1.89167in" style:rel-width="scale" style:rel-height="scale"><draw:text-box><text:p text:style-name="Normal">data.js</text:p><text:p text:style-name="Normal">dataExtraction.js</text:p><text:p text:style-name="Normal">(incl. animation)</text:p><text:p text:style-name="Normal">response.js</text:p><text:p text:style-name="Normal">main1.css</text:p><text:p text:style-name="Normal"/><text:p text:style-name="Normal"/><text:p text:style-name="Normal">main1.css</text:p></draw:text-box><svg:title/><svg:desc/></draw:frame></text:span><text:span text:style-name="T126">main.css</text:span>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Sandymount Tour Screen</text:p>
            <text:p text:style-name="P132">(sandymount.html)</text:p>
          </table:table-cell>
        </table:table-row>
      </table:table>
      <text:p text:style-name="Normal"><text:span text:style-name="T133"><draw:connector draw:type="line" svg:x1="4.36667in" svg:y1="0.95in" svg:x2="5.35in" svg:y2="0.05417in" draw:z-index="251668480" draw:id="id10" draw:style-name="a30" draw:name="Straight Arrow Connector 2" text:anchor-type="paragraph"><svg:title/><svg:desc/></draw:connector></text:span><text:span text:style-name="T134"><text:s text:c="64"/></text:span><text:span text:style-name="T135"><text:s text:c="98"/></text:span></text:p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p text:style-name="P140">Rathmines Tour Screen</text:p>
            <text:p text:style-name="P141">(Rathmines.html)</text:p>
          </table:table-cell>
        </table:table-row>
      </table:table>
      <text:p text:style-name="P142"><text:s text:c="135"/></text:p>
      <text:p text:style-name="Normal"><text:span text:style-name="T143"><text:tab/></text:span></text:p>
      <text:p text:style-name="P144"/>
      <text:p text:style-name="P145"/>
      <text:p text:style-name="P146"><text:tab/><text:tab/><text:tab/><text:tab/></text:p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p text:style-name="Normal"><text:span text:style-name="T151"><draw:connector draw:type="line" svg:x1="1.45833in" svg:y1="0.55764in" svg:x2="3.375in" svg:y2="-1.37569in" draw:z-index="251669504" draw:id="id11" draw:style-name="a33" draw:name="Straight Arrow Connector 2" text:anchor-type="paragraph"><svg:title/><svg:desc/></draw:connector></text:span><text:span text:style-name="T152">Harold’s Cross Tour Screen</text:span></text:p>
            <text:p text:style-name="P153">(harold.html)</text:p>
          </table:table-cell>
        </table:table-row>
      </table:table>
      <text:p text:style-name="P154"/>
      <text:p text:style-name="P155">Data.js: holds all tour data in an object file for dataExtarction.js to extract</text:p>
      <text:p text:style-name="P156">dataExtraction.js:<text:s/></text:p>
      <text:list text:style-name="LFO2" text:continue-numbering="true">
        <text:list-item>
          <text:p text:style-name="P157">extracts all tour data for program including inputting check boxes to tick<text:s/>off when each part of the route is completed.</text:p>
        </text:list-item>
        <text:list-item>
          <text:p text:style-name="P158">Provides the animation for streaming up one street at a time</text:p>
        </text:list-item>
        <text:list-item>
          <text:p text:style-name="P159">Provides the function to enlarge the maps provided in the aside.</text:p>
        </text:list-item>
      </text:list>
      <text:soft-page-break/>
      <text:p text:style-name="P160">Response.js:<text:tab/>provides the responses to all inputs, availability, booking tour and acknowledging rating</text:p>
      <text:p text:style-name="P161"/>
      <text:h text:style-name="P162" text:outline-level="2">Tours of Dublin – Liam Bennett (ID E10952736)</text:h>
      <text:p text:style-name="Normal"/>
      <text:h text:style-name="Heading2" text:outline-level="2"><text:tab/><text:tab/><text:tab/><text:span text:style-name="T163">Planning Analysis Sheet-5</text:span><text:span text:style-name="T164"><text:tab/></text:span><text:span text:style-name="T165"><text:tab/></text:span><text:span text:style-name="T166"><text:tab/></text:span><text:span text:style-name="T167"><text:tab/></text:span></text:h>
      <text:p text:style-name="P168"/>
      <text:p text:style-name="P169">Wire Frame <text:s/>-- Walking Tours of Dublin:</text:p>
      <text:p text:style-name="P170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HEADER</text:p>
          </table:table-cell>
        </table:table-row>
      </table:table>
      <text:p text:style-name="P176"/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NAV</text:p>
            <text:p text:style-name="P184"/>
            <text:p text:style-name="P185"/>
            <text:p text:style-name="P186"/>
            <text:p text:style-name="P187"/>
            <text:p text:style-name="P188"/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</table:table-cell>
          <table:table-cell table:style-name="TableCell195">
            <text:p text:style-name="P196">MAIN</text:p>
          </table:table-cell>
          <table:table-cell table:style-name="TableCell197">
            <text:p text:style-name="P198">ASIDE</text:p>
          </table:table-cell>
        </table:table-row>
      </table:table>
      <text:p text:style-name="P199"/>
      <table:table table:style-name="Table200">
        <table:table-columns>
          <table:table-column table:style-name="TableColumn201"/>
        </table:table-columns>
        <table:table-row table:style-name="TableRow202">
          <table:table-cell table:style-name="TableCell203">
            <text:p text:style-name="P204">FOOTER</text:p>
          </table:table-cell>
        </table:table-row>
      </table:table>
      <text:p text:style-name="P205"/>
      <text:p text:style-name="P206"/>
      <text:h text:style-name="P207" text:outline-level="2">Tours of Dublin– Liam Bennett (ID E10952736)</text:h>
      <text:p text:style-name="Normal"/>
      <text:h text:style-name="Heading2" text:outline-level="2"><text:tab/><text:tab/><text:tab/><text:span text:style-name="T208">Planning<text:s/></text:span><text:span text:style-name="T209">Analysis Sheet-6</text:span></text:h>
      <text:p text:style-name="Normal"/>
      <text:p text:style-name="Normal"/>
      <text:p text:style-name="P210">Hosting on GITHUB:</text:p>
      <text:p text:style-name="P211"/>
      <text:p text:style-name="P212">The URL <text:s/>for my website is as follow:</text:p>
      <text:p text:style-name="P213"/>
      <text:p text:style-name="P214">https://liamb55.github.io/ModuleA_project/javascript_project</text:p>
      <text:p text:style-name="P2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21" svg:viewBox="0 0 20 30" svg:d="m10 0-10 30h20z"/>
    <draw:marker draw:name="a22" svg:viewBox="0 0 20 30" svg:d="m10 0-10 30h20z"/>
    <draw:marker draw:name="a24" svg:viewBox="0 0 20 30" svg:d="m10 0-10 30h20z"/>
    <draw:marker draw:name="a25" svg:viewBox="0 0 20 30" svg:d="m10 0-10 30h20z"/>
    <draw:marker draw:name="a28" svg:viewBox="0 0 20 30" svg:d="m10 0-10 30h20z"/>
    <draw:marker draw:name="a29" svg:viewBox="0 0 20 30" svg:d="m10 0-10 30h20z"/>
    <draw:marker draw:name="a10" svg:viewBox="0 0 20 30" svg:d="m10 0-10 30h20z"/>
    <draw:marker draw:name="a12" svg:viewBox="0 0 20 30" svg:d="m10 0-10 30h20z"/>
    <draw:marker draw:name="a13" svg:viewBox="0 0 20 30" svg:d="m10 0-10 30h20z"/>
    <draw:marker draw:name="a15" svg:viewBox="0 0 20 30" svg:d="m10 0-10 30h20z"/>
    <draw:marker draw:name="a16" svg:viewBox="0 0 20 30" svg:d="m10 0-10 30h20z"/>
    <draw:marker draw:name="a18" svg:viewBox="0 0 20 30" svg:d="m10 0-10 30h20z"/>
    <draw:marker draw:name="a19" svg:viewBox="0 0 20 30" svg:d="m10 0-10 30h20z"/>
    <draw:marker draw:name="a0" svg:viewBox="0 0 20 30" svg:d="m10 0-10 30h20z"/>
    <draw:marker draw:name="a1" svg:viewBox="0 0 20 30" svg:d="m10 0-10 30h20z"/>
    <draw:marker draw:name="a3" svg:viewBox="0 0 20 30" svg:d="m10 0-10 30h20z"/>
    <draw:marker draw:name="a4" svg:viewBox="0 0 20 30" svg:d="m10 0-10 30h20z"/>
    <draw:marker draw:name="a6" svg:viewBox="0 0 20 30" svg:d="m10 0-10 30h20z"/>
    <draw:marker draw:name="a7" svg:viewBox="0 0 20 30" svg:d="m10 0-10 30h20z"/>
    <draw:marker draw:name="a9" svg:viewBox="0 0 20 30" svg:d="m10 0-10 30h20z"/>
    <draw:marker draw:name="a31" svg:viewBox="0 0 20 30" svg:d="m10 0-10 30h20z"/>
    <draw:marker draw:name="a32" svg:viewBox="0 0 20 30" svg:d="m10 0-10 30h20z"/>
  </office:styles>
  <office:automatic-styles>
    <text:list-style style:name="LFO1">
      <text:list-level-style-bullet text:level="1" text:style-name="WW_CharLFO1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am bennett</meta:initial-creator>
    <dc:creator>liam bennett</dc:creator>
    <meta:creation-date>2024-07-18T16:05:00Z</meta:creation-date>
    <dc:date>2024-07-18T16:41:00Z</dc:date>
    <meta:template xlink:href="Normal" xlink:type="simple"/>
    <meta:editing-cycles>2</meta:editing-cycles>
    <meta:editing-duration>PT0S</meta:editing-duration>
    <meta:document-statistic meta:page-count="6" meta:paragraph-count="10" meta:word-count="785" meta:character-count="5254" meta:row-count="37" meta:non-whitespace-character-count="4479"/>
  </office:meta>
</office:document-meta>
</file>